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D0000015314A13B58.png"/>
  <manifest:file-entry manifest:media-type="image/png" manifest:full-path="Pictures/100000000000027B0000026CF50D254A.png"/>
  <manifest:file-entry manifest:media-type="image/png" manifest:full-path="Pictures/1000000000000363000002072AC83107.png"/>
  <manifest:file-entry manifest:media-type="image/png" manifest:full-path="Pictures/10000000000002A60000027B9C5864E6.png"/>
  <manifest:file-entry manifest:media-type="image/png" manifest:full-path="Pictures/100000000000028C00000235D341AFED.png"/>
  <manifest:file-entry manifest:media-type="image/png" manifest:full-path="Pictures/100000000000021000000120FA5C8A14.png"/>
  <manifest:file-entry manifest:media-type="image/png" manifest:full-path="Pictures/100000000000017F0000006D68DD22E8.png"/>
  <manifest:file-entry manifest:media-type="image/png" manifest:full-path="Pictures/1000000000000171000000F1D68116B3.png"/>
  <manifest:file-entry manifest:media-type="image/png" manifest:full-path="Pictures/100000000000022400000082115A8335.png"/>
  <manifest:file-entry manifest:media-type="image/png" manifest:full-path="Pictures/100000000000027B0000026CDF19EA2C.png"/>
  <manifest:file-entry manifest:media-type="image/png" manifest:full-path="Pictures/100000000000027B0000026C04E07D6E.png"/>
  <manifest:file-entry manifest:media-type="image/png" manifest:full-path="Pictures/100000000000008B0000004BF1DD1328.png"/>
  <manifest:file-entry manifest:media-type="image/png" manifest:full-path="Pictures/1000000000000214000000A8BA10A4A4.png"/>
  <manifest:file-entry manifest:media-type="image/png" manifest:full-path="Pictures/1000000000000289000001CB1DA5C946.png"/>
  <manifest:file-entry manifest:media-type="image/png" manifest:full-path="Pictures/10000000000002A60000027BE0FC9483.png"/>
  <manifest:file-entry manifest:media-type="image/png" manifest:full-path="Pictures/100000000000027B0000026CB89CAC37.png"/>
  <manifest:file-entry manifest:media-type="image/png" manifest:full-path="Pictures/100000000000027B0000026C97A0CFBA.png"/>
  <manifest:file-entry manifest:media-type="image/png" manifest:full-path="Pictures/1000000000000227000001A4004EA88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3cm" svg:stroke-color="#ff3333" draw:marker-start-width="0.65cm" draw:marker-end-width="0.65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6" style:family="graphic" style:parent-style-name="standard">
      <style:graphic-properties draw:fill="solid" draw:fill-color="#ffff66" draw:textarea-vertical-align="middle"/>
    </style:style>
    <style:style style:name="gr7" style:family="graphic" style:parent-style-name="standard">
      <style:graphic-properties draw:fill="solid" draw:fill-color="#ffff00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45cm"/>
    </style:style>
    <style:style style:name="gr9" style:family="graphic" style:parent-style-name="standard">
      <style:graphic-properties svg:stroke-width="0.2cm" svg:stroke-color="#314004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fo:min-height="1.612cm"/>
    </style:style>
    <style:style style:name="gr11" style:family="graphic" style:parent-style-name="standard">
      <style:graphic-properties draw:stroke="none" draw:fill="none" fo:min-height="3.151cm"/>
    </style:style>
    <style:style style:name="gr12" style:family="graphic" style:parent-style-name="standard">
      <style:graphic-properties svg:stroke-width="0.2cm" svg:stroke-color="#000000" draw:marker-start-width="0.5cm" draw:marker-end-width="0.5cm" draw:fill="solid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3cm" draw:marker-start-width="0.65cm" draw:marker-end="Arrow" draw:marker-end-width="0.65cm" draw:fill="none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standard">
      <style:graphic-properties svg:stroke-width="0.3cm" svg:stroke-color="#6666ff" draw:marker-start-width="0.65cm" draw:marker-end-width="0.65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16" style:family="graphic" style:parent-style-name="standard">
      <style:graphic-properties draw:stroke="none" svg:stroke-color="#000000" draw:fill="none" draw:fill-color="#ffffff" fo:min-height="1.65cm"/>
    </style:style>
    <style:style style:name="gr17" style:family="graphic" style:parent-style-name="objectwithoutfill">
      <style:graphic-properties svg:stroke-width="1cm" draw:marker-start-width="1.7cm" draw:marker-end="Arrow" draw:marker-end-width="1.7cm" draw:fill="none" draw:textarea-vertical-align="middle" fo:padding-top="0.625cm" fo:padding-bottom="0.625cm" fo:padding-left="0.75cm" fo:padding-right="0.75cm"/>
    </style:style>
    <style:style style:name="gr18" style:family="graphic" style:parent-style-name="objectwithoutfill">
      <style:graphic-properties svg:stroke-width="1cm" draw:marker-start="Arrow" draw:marker-start-width="1.7cm" draw:marker-end-width="1.7cm" draw:fill="none" draw:textarea-vertical-align="middle" fo:padding-top="0.625cm" fo:padding-bottom="0.625cm" fo:padding-left="0.75cm" fo:padding-right="0.75cm"/>
    </style:style>
    <style:style style:name="gr19" style:family="graphic" style:parent-style-name="standard">
      <style:graphic-properties draw:stroke="none" draw:fill="none" fo:min-height="2.35cm"/>
    </style:style>
    <style:style style:name="gr20" style:family="graphic" style:parent-style-name="standard">
      <style:graphic-properties draw:stroke="none" draw:fill="none" fo:min-height="2.15cm"/>
    </style:style>
    <style:style style:name="gr21" style:family="graphic" style:parent-style-name="objectwithoutfill">
      <style:graphic-properties svg:stroke-width="0.5cm" draw:marker-start-width="0.95cm" draw:marker-end="Arrow" draw:marker-end-width="1.05cm" draw:fill="none" draw:textarea-vertical-align="middle" fo:padding-top="0.375cm" fo:padding-bottom="0.375cm" fo:padding-left="0.5cm" fo:padding-right="0.5cm"/>
    </style:style>
    <style:style style:name="gr22" style:family="graphic" style:parent-style-name="standard">
      <style:graphic-properties draw:fill-color="#66ffff" draw:textarea-horizontal-align="justify" draw:textarea-vertical-align="middle" draw:auto-grow-height="false" fo:min-height="0cm" fo:min-width="0cm" fo:wrap-option="no-wrap"/>
    </style:style>
    <style:style style:name="gr23" style:family="graphic" style:parent-style-name="standard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size-asian="18pt"/>
    </style:style>
    <style:style style:name="T6" style:family="text">
      <style:text-properties fo:color="#000000" style:text-outline="false" style:text-line-through-style="none" fo:font-family="'MS Gothic'" style:font-family-generic="swiss" fo:font-size="9.5pt" fo:font-style="normal" fo:text-shadow="none" style:text-underline-style="none" fo:font-weight="normal" style:letter-kerning="true" style:font-family-asian="'MS Gothic'" style:font-family-generic-asian="swiss" style:font-size-asian="9.5pt" style:font-style-asian="normal" style:font-weight-asian="normal" style:font-family-complex="'MS Gothic'" style:font-family-generic-complex="swiss" style:font-size-complex="5.4000000953674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678cm" svg:height="1.984cm" svg:x="8.9cm" svg:y="14.027cm">
          <draw:image xlink:href="Pictures/100000000000008B0000004BF1DD1328.png" xlink:type="simple" xlink:show="embed" xlink:actuate="onLoad">
            <text:p/>
          </draw:image>
        </draw:frame>
        <draw:line draw:style-name="gr2" draw:text-style-name="P1" draw:layer="layout" svg:x1="7.3cm" svg:y1="15cm" svg:x2="8.9cm" svg:y2="15cm">
          <text:p/>
        </draw:line>
        <draw:line draw:style-name="gr2" draw:text-style-name="P1" draw:layer="layout" svg:x1="12.5cm" svg:y1="15cm" svg:x2="14.1cm" svg:y2="15cm">
          <text:p/>
        </draw:line>
        <draw:frame draw:style-name="gr1" draw:text-style-name="P1" draw:layer="layout" svg:width="3.994cm" svg:height="2.257cm" svg:x="2.6cm" svg:y="13.843cm">
          <draw:image xlink:href="Pictures/1000000000000171000000F1D68116B3.png" xlink:type="simple" xlink:show="embed" xlink:actuate="onLoad">
            <text:p/>
          </draw:image>
        </draw:frame>
        <draw:frame draw:style-name="gr3" draw:text-style-name="P1" draw:layer="layout" svg:width="3.994cm" svg:height="2.257cm" draw:transform="rotate (3.1415926535892) translate (18.805cm 15.942cm)">
          <draw:image xlink:href="Pictures/1000000000000171000000F1D68116B3.png" xlink:type="simple" xlink:show="embed" xlink:actuate="onLoad">
            <text:p/>
          </draw:image>
        </draw:frame>
      </draw:page>
      <draw:page draw:name="page2" draw:style-name="dp1" draw:master-page-name="標準">
        <draw:frame draw:style-name="gr4" draw:text-style-name="P1" draw:layer="layout" svg:width="14.579cm" svg:height="11.113cm" svg:x="2.221cm" svg:y="27.187cm">
          <draw:image xlink:href="Pictures/1000000000000227000001A4004EA888.png" xlink:type="simple" xlink:show="embed" xlink:actuate="onLoad">
            <text:p/>
          </draw:image>
        </draw:frame>
        <draw:custom-shape draw:style-name="gr5" draw:text-style-name="P1" draw:layer="layout" svg:width="41.2cm" svg:height="20.3cm" svg:x="-9.9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" draw:text-style-name="P1" draw:layer="layout" svg:width="3.099cm" svg:height="4.999cm" svg:x="-13.2cm" svg:y="11.1cm" svg:viewBox="0 0 3100 5000" draw:points="3100,0 3100,5000 0,5000 1900,2500 0,0">
          <text:p/>
        </draw:polygon>
        <draw:polygon draw:style-name="gr7" draw:text-style-name="P1" draw:layer="layout" svg:width="3.699cm" svg:height="5.299cm" svg:x="31.5cm" svg:y="10.1cm" svg:viewBox="0 0 3700 5300" draw:points="0,0 0,5300 1300,5300 3700,2600 1300,0">
          <text:p/>
        </draw:polygon>
        <draw:frame draw:style-name="gr8" draw:text-style-name="P2" draw:layer="layout" svg:width="24cm" svg:height="2.7cm" svg:x="-0.1cm" svg:y="3.4cm">
          <draw:text-box>
            <text:p text:style-name="P2"><text:span text:style-name="T1">ロボット操作コンポーネント</text:span></text:p>
          </draw:text-box>
        </draw:frame>
        <draw:frame draw:style-name="gr4" draw:text-style-name="P1" draw:layer="layout" svg:width="17.019cm" svg:height="4.738cm" svg:x="10.1cm" svg:y="16.462cm">
          <draw:image xlink:href="Pictures/100000000000017F0000006D68DD22E8.png" xlink:type="simple" xlink:show="embed" xlink:actuate="onLoad">
            <text:p/>
          </draw:image>
        </draw:frame>
        <draw:custom-shape draw:style-name="gr9" draw:text-style-name="P1" draw:layer="layout" svg:width="17.1cm" svg:height="7cm" svg:x="10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" draw:text-style-name="P1" draw:layer="layout" svg:width="3.699cm" svg:height="5.299cm" svg:x="-4cm" svg:y="29.8cm" svg:viewBox="0 0 3700 5300" draw:points="3700,0 3700,5300 2400,5300 0,2600 2400,0">
          <text:p/>
        </draw:polygon>
        <draw:polygon draw:style-name="gr6" draw:text-style-name="P1" draw:layer="layout" svg:width="3.099cm" svg:height="4.999cm" svg:x="19.1cm" svg:y="29.8cm" svg:viewBox="0 0 3100 5000" draw:points="0,0 0,5000 3100,5000 1200,2500 3100,0">
          <text:p/>
        </draw:polygon>
        <draw:frame draw:style-name="gr10" draw:text-style-name="P3" draw:layer="layout" svg:width="10.3cm" svg:height="1.862cm" svg:x="13.519cm" svg:y="14.8cm">
          <draw:text-box>
            <text:p text:style-name="P3"><text:span text:style-name="T2">GUI</text:span><text:span text:style-name="T2">による操作</text:span></text:p>
          </draw:text-box>
        </draw:frame>
        <draw:custom-shape draw:style-name="gr9" draw:text-style-name="P1" draw:layer="layout" svg:width="9.4cm" svg:height="7cm" svg:x="9.9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4.1cm" svg:height="1.862cm" svg:x="12.4cm" svg:y="6.5cm">
          <draw:text-box>
            <text:p text:style-name="P3"><text:span text:style-name="T2">停止</text:span></text:p>
          </draw:text-box>
        </draw:frame>
        <draw:frame draw:style-name="gr11" draw:text-style-name="P3" draw:layer="layout" svg:width="8.2cm" svg:height="3.401cm" svg:x="10.6cm" svg:y="8.8cm">
          <draw:text-box>
            <text:list text:style-name="L1">
              <text:list-item>
                <text:p text:style-name="P3"><text:span text:style-name="T2">直進速度</text:span><text:span text:style-name="T2">0</text:span></text:p>
              </text:list-item>
              <text:list-item>
                <text:p text:style-name="P3"><text:span text:style-name="T2">回転速度</text:span><text:span text:style-name="T2">0</text:span></text:p>
              </text:list-item>
            </text:list>
          </draw:text-box>
        </draw:frame>
        <draw:custom-shape draw:style-name="gr12" draw:text-style-name="P4" draw:layer="layout" svg:width="13.5cm" svg:height="7.1cm" svg:x="-6.5cm" svg:y="10.1cm">
          <text:p text:style-name="P4"><text:span text:style-name="T3">センサ値が一定</text:span><text:span text:style-name="T3">以上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polyline draw:style-name="gr13" draw:text-style-name="P1" draw:layer="layout" svg:width="9.999cm" svg:height="2.199cm" svg:x="0cm" svg:y="8cm" svg:viewBox="0 0 10000 2200" draw:points="0,2200 0,0 10000,0">
          <text:p/>
        </draw:polyline>
        <draw:polyline draw:style-name="gr13" draw:text-style-name="P1" draw:layer="layout" svg:width="10.099cm" svg:height="2.199cm" svg:x="0cm" svg:y="17.2cm" svg:viewBox="0 0 10100 2200" draw:points="0,0 0,2200 10100,2200">
          <text:p/>
        </draw:polyline>
        <draw:frame draw:style-name="gr14" draw:text-style-name="P4" draw:layer="layout" svg:width="3.042cm" svg:height="1.673cm" svg:x="4.758cm" svg:y="8.4cm">
          <draw:text-box>
            <text:p text:style-name="P4"><text:span text:style-name="T3">YES</text:span></text:p>
          </draw:text-box>
        </draw:frame>
        <draw:frame draw:style-name="gr14" draw:text-style-name="P4" draw:layer="layout" svg:width="3.042cm" svg:height="1.673cm" svg:x="5.258cm" svg:y="19.9cm">
          <draw:text-box>
            <text:p text:style-name="P4"><text:span text:style-name="T3">NO</text:span></text:p>
          </draw:text-box>
        </draw:frame>
        <draw:custom-shape draw:style-name="gr15" draw:text-style-name="P1" draw:layer="layout" svg:width="19.201cm" svg:height="14.751cm" svg:x="-0.201cm" svg:y="24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5" draw:layer="layout" svg:width="10.6cm" svg:height="1.9cm" svg:x="4.9cm" svg:y="24.9cm">
          <draw:text-box>
            <text:p text:style-name="P5"><text:span text:style-name="T4">シミュレータ</text:span></text:p>
          </draw:text-box>
        </draw:frame>
        <draw:polyline draw:style-name="gr17" draw:text-style-name="P1" draw:layer="layout" svg:width="14.099cm" svg:height="18.899cm" svg:x="-18.6cm" svg:y="13.5cm" svg:viewBox="0 0 14100 18900" draw:points="14100,18900 0,18900 0,0 6600,0">
          <text:p/>
        </draw:polyline>
        <draw:polyline draw:style-name="gr18" draw:text-style-name="P1" draw:layer="layout" svg:width="19.699cm" svg:height="19.699cm" svg:x="21.6cm" svg:y="12.7cm" svg:viewBox="0 0 19700 19700" draw:points="0,19700 19700,19700 19700,0 14166,0">
          <text:p/>
        </draw:polyline>
        <draw:frame draw:style-name="gr19" draw:text-style-name="P2" draw:layer="layout" svg:width="7.912cm" svg:height="2.6cm" svg:x="-17.312cm" svg:y="24.6cm">
          <draw:text-box>
            <text:p text:style-name="P2"><text:span text:style-name="T1">センサ値</text:span></text:p>
          </draw:text-box>
        </draw:frame>
        <draw:frame draw:style-name="gr20" draw:text-style-name="P2" draw:layer="layout" svg:width="9.1cm" svg:height="2.4cm" svg:x="31.5cm" svg:y="25.8cm">
          <draw:text-box>
            <text:p text:style-name="P2"><text:span text:style-name="T1">目標速度</text:span></text:p>
          </draw:text-box>
        </draw:frame>
      </draw:page>
      <draw:page draw:name="page3" draw:style-name="dp1" draw:master-page-name="標準">
        <draw:frame draw:style-name="gr4" draw:text-style-name="P1" draw:layer="layout" svg:width="17.938cm" svg:height="16.8cm" svg:x="-10.6cm" svg:y="3.1cm">
          <draw:image xlink:href="Pictures/10000000000002A60000027B9C5864E6.png" xlink:type="simple" xlink:show="embed" xlink:actuate="onLoad">
            <text:p/>
          </draw:image>
        </draw:frame>
        <draw:custom-shape draw:style-name="gr5" draw:text-style-name="P1" draw:layer="layout" svg:width="14.1cm" svg:height="11.2cm" svg:x="-7.2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6.8cm" svg:height="16.403cm" svg:x="10.2cm" svg:y="2.797cm">
          <draw:image xlink:href="Pictures/100000000000027B0000026C97A0CFBA.png" xlink:type="simple" xlink:show="embed" xlink:actuate="onLoad">
            <text:p/>
          </draw:image>
        </draw:frame>
        <draw:line draw:style-name="gr21" draw:text-style-name="P1" draw:layer="layout" svg:x1="5cm" svg:y1="12.2cm" svg:x2="11.4cm" svg:y2="7.9cm">
          <text:p/>
        </draw:line>
        <draw:frame draw:style-name="gr4" draw:text-style-name="P1" draw:layer="layout" svg:width="13.89cm" svg:height="8.968cm" svg:x="8.8cm" svg:y="24.632cm">
          <draw:image xlink:href="Pictures/100000000000020D0000015314A13B58.png" xlink:type="simple" xlink:show="embed" xlink:actuate="onLoad">
            <text:p/>
          </draw:image>
        </draw:frame>
        <draw:custom-shape draw:style-name="gr22" draw:text-style-name="P6" draw:layer="layout" svg:width="13.2cm" svg:height="1.761cm" svg:x="9.1cm" svg:y="24.539cm">
          <text:p text:style-name="P6"><text:span text:style-name="T5">プロジェクト名に「</text:span><text:span text:style-name="T5">RobotController</text:span><text:span text:style-name="T5">」</text:span></text:p>
          <text:p text:style-name="P6"><text:span text:style-name="T5">と入力して終了をクリックする</text:span></text:p>
          <draw:enhanced-geometry svg:viewBox="0 0 21600 21600" draw:text-areas="800 800 20800 20800" draw:type="round-rectangular-callout" draw:modifiers="6505.68896295735 34851.75936435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標準">
        <draw:frame draw:style-name="gr4" draw:text-style-name="P1" draw:layer="layout" svg:width="16.8cm" svg:height="16.403cm" svg:x="1.5cm" svg:y="2.097cm">
          <draw:image xlink:href="Pictures/100000000000027B0000026C04E07D6E.png" xlink:type="simple" xlink:show="embed" xlink:actuate="onLoad">
            <text:p/>
          </draw:image>
        </draw:frame>
        <draw:custom-shape draw:style-name="gr22" draw:text-style-name="P6" draw:layer="layout" svg:width="15.2cm" svg:height="4.061cm" svg:x="2.7cm" svg:y="6.3cm">
          <text:p text:style-name="P6"><text:span text:style-name="T5">ソリューションファイル等を生成するフォルダを指定</text:span></text:p>
          <text:p text:style-name="P6"><text:span text:style-name="T5">(</text:span><text:span text:style-name="T5">例</text:span><text:span text:style-name="T5">: </text:span><text:span text:style-name="T5"><text:a xlink:href="../../../../../../workspace/RobotController/build">C:/workspace/RobotController/build</text:a></text:span><text:span text:style-name="T5">)</text:span></text:p>
          <text:p text:style-name="P6"><text:span text:style-name="T5">ドラックアンドドロップした場合は後ろに「</text:span><text:span text:style-name="T5">/build</text:span><text:span text:style-name="T5">」を追加</text:span></text:p>
          <text:p text:style-name="P6"><text:span text:style-name="T5">何かトラブルが発生した時はこのフォルダを削除</text:span></text:p>
          <draw:enhanced-geometry svg:viewBox="0 0 21600 21600" draw:text-areas="800 800 20800 20800" draw:type="round-rectangular-callout" draw:modifiers="6759.5026642984 -5562.18611521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16.8cm" svg:height="16.403cm" svg:x="1.7cm" svg:y="19.097cm">
          <draw:image xlink:href="Pictures/100000000000027B0000026CF50D254A.png" xlink:type="simple" xlink:show="embed" xlink:actuate="onLoad">
            <text:p/>
          </draw:image>
        </draw:frame>
        <draw:rect draw:style-name="gr23" draw:text-style-name="P1" draw:layer="layout" svg:width="2.2cm" svg:height="0.8cm" svg:x="2.2cm" svg:y="28.9cm">
          <text:p/>
        </draw:rect>
        <draw:custom-shape draw:style-name="gr22" draw:text-style-name="P1" draw:layer="layout" svg:width="19.3cm" svg:height="3cm" svg:x="0.5cm" svg:y="31.3cm">
          <text:p text:style-name="P1">Configureボタンを押す</text:p>
          <text:p text:style-name="P1">コンパイルに必要な情報の収集(必要なライブラリの検出など)を行う</text:p>
          <draw:enhanced-geometry svg:viewBox="0 0 21600 21600" draw:text-areas="800 800 20800 20800" draw:type="round-rectangular-callout" draw:modifiers="2509.05134448992 -9472.042652449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標準">
        <draw:frame draw:style-name="gr4" draw:text-style-name="P1" draw:layer="layout" svg:width="16.8cm" svg:height="16.403cm" svg:x="-7.6cm" svg:y="-3.4cm">
          <draw:image xlink:href="Pictures/100000000000027B0000026CDF19EA2C.png" xlink:type="simple" xlink:show="embed" xlink:actuate="onLoad">
            <text:p/>
          </draw:image>
        </draw:frame>
        <draw:frame draw:style-name="gr4" draw:text-style-name="P1" draw:layer="layout" svg:width="16.8cm" svg:height="16.403cm" svg:x="13.7cm" svg:y="12.2cm">
          <draw:image xlink:href="Pictures/100000000000027B0000026CB89CAC37.png" xlink:type="simple" xlink:show="embed" xlink:actuate="onLoad">
            <text:p/>
          </draw:image>
        </draw:frame>
        <draw:line draw:style-name="gr24" draw:text-style-name="P1" draw:layer="layout" svg:x1="14.201cm" svg:y1="27.661cm" svg:x2="17.601cm" svg:y2="27.661cm">
          <text:p/>
        </draw:line>
        <draw:custom-shape draw:style-name="gr22" draw:text-style-name="P1" draw:layer="layout" svg:width="12.1cm" svg:height="1.4cm" svg:x="13.201cm" svg:y="28.861cm">
          <text:p text:style-name="P1">「Configure done」が表示されていれば成功</text:p>
          <draw:enhanced-geometry svg:viewBox="0 0 21600 21600" draw:text-areas="800 800 20800 20800" draw:type="round-rectangular-callout" draw:modifiers="5428.11337905958 -12966.1670235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3.4cm" svg:height="1.4cm" svg:x="-9.1cm" svg:y="3.6cm">
          <text:p text:style-name="P1">Generateボタンを押してファイルを生成する</text:p>
          <draw:enhanced-geometry svg:viewBox="0 0 21600 21600" draw:text-areas="800 800 20800 20800" draw:type="round-rectangular-callout" draw:modifiers="8328.27400940229 40440.2569593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3" draw:text-style-name="P1" draw:layer="layout" svg:width="2.2cm" svg:height="0.8cm" svg:x="-5.1cm" svg:y="6.4cm">
          <text:p/>
        </draw:rect>
        <draw:custom-shape draw:style-name="gr22" draw:text-style-name="P1" draw:layer="layout" svg:width="13.9cm" svg:height="1.4cm" svg:x="-6cm" svg:y="12.3cm">
          <text:p text:style-name="P1">「Generating done」が表示されていれば成功</text:p>
          <draw:enhanced-geometry svg:viewBox="0 0 21600 21600" draw:text-areas="800 800 20800 20800" draw:type="round-rectangular-callout" draw:modifiers="3534.99748219552 -11208.5653104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標準">
        <draw:frame draw:style-name="gr4" draw:text-style-name="P1" draw:layer="layout" svg:width="17.938cm" svg:height="16.8cm" svg:x="-1.337cm" svg:y="3.914cm">
          <draw:image xlink:href="Pictures/10000000000002A60000027BE0FC9483.png" xlink:type="simple" xlink:show="embed" xlink:actuate="onLoad">
            <text:p/>
          </draw:image>
        </draw:frame>
        <draw:rect draw:style-name="gr23" draw:text-style-name="P1" draw:layer="layout" svg:width="6cm" svg:height="0.8cm" svg:x="3.1cm" svg:y="15.4cm">
          <text:p/>
        </draw:rect>
      </draw:page>
      <draw:page draw:name="page7" draw:style-name="dp1" draw:master-page-name="標準">
        <draw:frame draw:style-name="gr4" draw:text-style-name="P1" draw:layer="layout" svg:width="17.171cm" svg:height="12.144cm" svg:x="-0.071cm" svg:y="1.256cm">
          <draw:image xlink:href="Pictures/1000000000000289000001CB1DA5C946.png" xlink:type="simple" xlink:show="embed" xlink:actuate="onLoad">
            <text:p/>
          </draw:image>
        </draw:frame>
        <draw:rect draw:style-name="gr23" draw:text-style-name="P1" draw:layer="layout" svg:width="3.6cm" svg:height="0.7cm" svg:x="2.3cm" svg:y="8.8cm">
          <text:p/>
        </draw:rect>
        <draw:custom-shape draw:style-name="gr22" draw:text-style-name="P1" draw:layer="layout" svg:width="16.5cm" svg:height="1.4cm" svg:x="0.4cm" svg:y="14.7cm">
          <text:p text:style-name="P1">ソリューションエクスプローラから「RobotController.h」を開く</text:p>
          <draw:enhanced-geometry svg:viewBox="0 0 21600 21600" draw:text-areas="800 800 20800 20800" draw:type="round-rectangular-callout" draw:modifiers="3993.79431549603 -22925.9100642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13.97cm" svg:height="7.62cm" svg:x="-0.57cm" svg:y="21.3cm">
          <draw:image xlink:href="Pictures/100000000000021000000120FA5C8A14.png" xlink:type="simple" xlink:show="embed" xlink:actuate="onLoad">
            <text:p/>
          </draw:image>
        </draw:frame>
        <draw:custom-shape draw:style-name="gr22" draw:text-style-name="P1" draw:layer="layout" svg:width="11.2cm" svg:height="2.2cm" svg:x="2.3cm" svg:y="18.3cm">
          <text:p text:style-name="P1">センサ値を一時格納する変数の宣言</text:p>
          <text:p text:style-name="P1"><text:s/>double sensor_data[4];</text:p>
          <text:p text:style-name="P1"><text:span text:style-name="T6"/></text:p>
          <draw:enhanced-geometry svg:viewBox="0 0 21600 21600" draw:text-areas="800 800 20800 20800" draw:type="round-rectangular-callout" draw:modifiers="10872.3149718775 40648.4325306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3" draw:text-style-name="P1" draw:layer="layout" svg:width="4.5cm" svg:height="0.7cm" svg:x="2.1cm" svg:y="22.5cm">
          <text:p/>
        </draw:rect>
      </draw:page>
      <draw:page draw:name="page8" draw:style-name="dp1" draw:master-page-name="標準">
        <draw:frame draw:style-name="gr4" draw:text-style-name="P1" draw:layer="layout" svg:width="18.999cm" svg:height="11.373cm" svg:x="-1.846cm" svg:y="15.054cm">
          <draw:image xlink:href="Pictures/1000000000000363000002072AC83107.png" xlink:type="simple" xlink:show="embed" xlink:actuate="onLoad">
            <text:p/>
          </draw:image>
        </draw:frame>
        <draw:custom-shape draw:style-name="gr22" draw:text-style-name="P1" draw:layer="layout" svg:width="17cm" svg:height="1.4cm" svg:x="-0.3cm" svg:y="23.7cm">
          <text:p text:style-name="P1">ソリューションエクスプローラから「RobotController.cpp」を開く</text:p>
          <draw:enhanced-geometry svg:viewBox="0 0 21600 21600" draw:text-areas="800 800 20800 20800" draw:type="round-rectangular-callout" draw:modifiers="3876.33668607729 -22925.9100642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3" draw:text-style-name="P1" draw:layer="layout" svg:width="3.6cm" svg:height="0.7cm" svg:x="0.1cm" svg:y="20.9cm">
          <text:p/>
        </draw:rect>
      </draw:page>
      <draw:page draw:name="page9" draw:style-name="dp1" draw:master-page-name="標準">
        <draw:frame draw:style-name="gr4" draw:text-style-name="P1" draw:layer="layout" svg:width="22.676cm" svg:height="6.5cm" svg:x="1.124cm" svg:y="3.1cm">
          <draw:image xlink:href="Pictures/1000000000000214000000A8BA10A4A4.png" xlink:type="simple" xlink:show="embed" xlink:actuate="onLoad">
            <text:p/>
          </draw:image>
        </draw:frame>
        <draw:rect draw:style-name="gr23" draw:text-style-name="P1" draw:layer="layout" svg:width="8.6cm" svg:height="3.1cm" svg:x="4.3cm" svg:y="4.8cm">
          <text:p/>
        </draw:rect>
        <draw:custom-shape draw:style-name="gr22" draw:text-style-name="P1" draw:layer="layout" svg:width="7.5cm" svg:height="1.4cm" svg:x="12.5cm" svg:y="8cm">
          <text:p text:style-name="P1">onActivateに追加</text:p>
          <draw:enhanced-geometry svg:viewBox="0 0 21600 21600" draw:text-areas="800 800 20800 20800" draw:mirror-horizontal="false" draw:mirror-vertical="false" draw:type="round-rectangular-callout" draw:modifiers="2372.80362618318 -12626.9807280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3cm" svg:height="4.7cm" svg:x="1.4cm" svg:y="13cm">
          <draw:image xlink:href="Pictures/100000000000022400000082115A8335.png" xlink:type="simple" xlink:show="embed" xlink:actuate="onLoad">
            <text:p/>
          </draw:image>
        </draw:frame>
        <draw:rect draw:style-name="gr23" draw:text-style-name="P1" draw:layer="layout" svg:width="6.4cm" svg:height="2.6cm" svg:x="4.3cm" svg:y="14cm">
          <text:p/>
        </draw:rect>
        <draw:custom-shape draw:style-name="gr22" draw:text-style-name="P1" draw:layer="layout" svg:width="7.5cm" svg:height="1.4cm" svg:x="10.7cm" svg:y="16.8cm">
          <text:p text:style-name="P1">onDeactivateに追加</text:p>
          <draw:enhanced-geometry svg:viewBox="0 0 21600 21600" draw:text-areas="800 800 20800 20800" draw:type="round-rectangular-callout" draw:modifiers="751.579789361418 -16450.5353319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標準">
        <draw:frame draw:style-name="gr4" draw:text-style-name="P1" draw:layer="layout" svg:width="17.251cm" svg:height="14.949cm" svg:x="2.7cm" svg:y="4.8cm">
          <draw:image xlink:href="Pictures/100000000000028C00000235D341AFED.png" xlink:type="simple" xlink:show="embed" xlink:actuate="onLoad">
            <text:p/>
          </draw:image>
        </draw:frame>
        <draw:rect draw:style-name="gr23" draw:text-style-name="P1" draw:layer="layout" svg:width="10.8cm" svg:height="13.2cm" svg:x="4.8cm" svg:y="5.5cm">
          <text:p/>
        </draw:rect>
        <draw:custom-shape draw:style-name="gr22" draw:text-style-name="P1" draw:layer="layout" svg:width="7.5cm" svg:height="1.4cm" svg:x="8.2cm" svg:y="19.5cm">
          <text:p text:style-name="P1">onExecuteに追加</text:p>
          <draw:enhanced-geometry svg:viewBox="0 0 21600 21600" draw:text-areas="800 800 20800 20800" draw:type="round-rectangular-callout" draw:modifiers="5367.60431942408 -4887.366167023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30T18:16:12.90</meta:creation-date>
    <dc:date>2017-06-09T20:21:45.50</dc:date>
    <meta:editing-duration>P4DT25M6S</meta:editing-duration>
    <meta:editing-cycles>78</meta:editing-cycles>
    <meta:generator>OpenOffice/4.1.2$Win32 OpenOffice.org_project/412m3$Build-9782</meta:generator>
    <meta:document-statistic meta:object-count="67"/>
  </office:meta>
</office:document-meta>
</file>